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rsid="0000f82f" officeooo:paragraph-rsid="0000f82f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00f82f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021a7c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officeooo:paragraph-rsid="0000f82f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officeooo:rsid="0000f82f" officeooo:paragraph-rsid="0000f82f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officeooo:rsid="0000f82f" officeooo:paragraph-rsid="00021a7c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officeooo:rsid="00021a7c" officeooo:paragraph-rsid="00021a7c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officeooo:paragraph-rsid="00021a7c"/>
    </style:style>
    <style:style style:name="T1" style:family="text">
      <style:text-properties officeooo:rsid="0000f82f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normal" officeooo:rsid="0000f82f"/>
    </style:style>
    <style:style style:name="T4" style:family="text">
      <style:text-properties fo:font-variant="normal" fo:text-transform="none" fo:color="#000000" style:font-name="Times New Roman" fo:font-size="14pt" fo:letter-spacing="normal" fo:font-style="normal" fo:font-weight="normal" officeooo:rsid="00021a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 данном use-case <text:span text:style-name="T1">1 </text:span>пользователь (Actor) может получить доступ к сайту</text:p>
      <text:p text:style-name="P1">Actors: <text:span text:style-name="T1">Unregistered </text:span>User</text:p>
      <text:p text:style-name="P1">Поток событий: Основной поток</text:p>
      <text:p text:style-name="P1">Начало: Use Case начинается, когда пользователь вводит <text:span text:style-name="T1">Email</text:span> и Password в соответствующие формы и подтверждает ввод.</text:p>
      <text:p text:style-name="P1">Проверка: Система проверяет введённые пользователем данные и разрешает доступ.</text:p>
      <text:p text:style-name="P1">Альтернативный поток:</text:p>
      <text:p text:style-name="P1">Альтернативный поток 1:</text:p>
      <text:p text:style-name="P1">Отказать в доступе. Введённый пользователем <text:span text:style-name="T1">Email</text:span> и Password не верны. Система предлагает повторить ввод или зарегистрироваться.</text:p>
      <text:p text:style-name="P1">Альтернативный поток 2:</text:p>
      <text:p text:style-name="P3">Пользователь выбирает сервис "Зарегистрироваться". Система предлагает заполнить форму регистрации <text:span text:style-name="T1">(email, password, capture)</text:span> и при верном её заполнении <text:span text:style-name="T1">и при отсутствии такого user в DB </text:span>создаёт новый аккаунт.</text:p>
      <text:p text:style-name="P2">Actors: Unregistered User, User and Admin</text:p>
      <text:p text:style-name="P2">Альтернативный поток 3:</text:p>
      <text:p text:style-name="P2">Пользователь может просмотреть публично выложенные альбомы и соответствующие фотографии у уже зарегистрированных users.</text:p>
      <text:p text:style-name="P1">Постусловия:</text:p>
      <text:p text:style-name="P1">Постусловие 1:</text:p>
      <text:p text:style-name="P1">Загрузка <text:span text:style-name="T1">профиля user</text:span>. После авторизации пользователя система загружает <text:span text:style-name="T1">профиль user</text:span>.</text:p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<text:span text:style-name="T3">В данном use-case 2 зарегистрированный пользователь получает дополнительные возможности сервиса</text:span></text:p>
      <text:p text:style-name="P3">Actors: User, <text:span text:style-name="T1">Admin</text:span></text:p>
      <text:p text:style-name="P3">Поток событий: Основной поток</text:p>
      <text:p text:style-name="P6"><text:span text:style-name="T2">Начало: Пользователь выбирает одно из след. действий: Загрузка фото, Просмотр страницы профиля, либо при наличии у пользователя фото — Поиск фото по категории, установка рейтинга некоторым фото, создание альбомов, изменение фото.</text:span></text:p>
      <text:p text:style-name="P6"><text:span text:style-name="T2">Альтернативный поток:</text:span></text:p>
      <text:p text:style-name="P6"><text:span text:style-name="T2">Альтернативный поток 1:</text:span></text:p>
      <text:p text:style-name="P6"><text:span text:style-name="T2">Фото не удовлет</text:span><text:span text:style-name="T4">в</text:span><text:span text:style-name="T2">оряет требованиям сервиса </text:span><text:span text:style-name="T4">(некорректное название, превышен лимит по размеру файл). Пользователю предлагается загрузить другой файл.</text:span></text:p>
      <text:p text:style-name="P7"><text:span text:style-name="T4">Альтернативный поток 2:</text:span></text:p>
      <text:p text:style-name="P8"><text:span text:style-name="T2">Пользователь выбрал услугу, требующую наличие у пользователя наличие хотя бы одной фото. В данном случае ничего не произойдет, пользователь будет уведомлен об ошибке.</text:span></text:p>
      <text:p text:style-name="P7"><text:span text:style-name="T4">Альтернативный поток 3:</text:span></text:p>
      <text:p text:style-name="P8"><text:span text:style-name="T2">Пользователь является забаненным админом и не может выполнить каких-либо действий, кроме просмотра страницы пользователя.</text:span></text:p>
      <text:p text:style-name="P7"><text:span text:style-name="T4">Альтернативный поток 4:</text:span></text:p>
      <text:p text:style-name="P8"><text:span text:style-name="T2">Ошибка подключения к Dbs фото, рейтинга или пользователя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<text:span text:style-name="T3">В данном use-case </text:span><text:span text:style-name="T4">3 админу</text:span><text:span text:style-name="T3"> </text:span><text:span text:style-name="T4">предоставляются права модифицировать users и фото</text:span></text:p>
      <text:p text:style-name="P4">Actors: <text:span text:style-name="T1">Admin</text:span></text:p>
      <text:p text:style-name="P4">Поток событий: Основной поток</text:p>
      <text:p text:style-name="P7"><text:span text:style-name="T2">Начало</text:span><text:span text:style-name="T4">: Админ является модератором сервиса. При наличии компрометирующих фото, содержащих элементы курительного, наркотического, порнографического характера, админ обязан удалить данное фото и забанить владельца данного фот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n Vakulchik</meta:initial-creator>
    <meta:creation-date>2014-12-17T04:26:03.913192618</meta:creation-date>
    <dc:date>2014-12-17T05:01:54.929866140</dc:date>
    <dc:creator>Roman Vakulchik</dc:creator>
    <meta:editing-duration>PT49S</meta:editing-duration>
    <meta:editing-cycles>1</meta:editing-cycles>
    <meta:document-statistic meta:table-count="0" meta:image-count="0" meta:object-count="0" meta:page-count="3" meta:paragraph-count="33" meta:word-count="294" meta:character-count="2333" meta:non-whitespace-character-count="2071"/>
    <meta:generator>LibreOffice/4.2.7.2$Linux_X86_64 LibreOffice_project/420m0$Build-2</meta:generator>
  </office:meta>
</office:document-meta>
</file>